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style:writing-mode="lr-tb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4" style:family="paragraph" style:parent-style-name="Text_20_body" style:list-style-name="L1">
      <style:paragraph-properties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P6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7" style:family="paragraph" style:parent-style-name="Text_20_body" style:list-style-name="L3">
      <style:paragraph-properties style:writing-mode="lr-tb"/>
    </style:style>
    <style:style style:name="P8" style:family="paragraph" style:parent-style-name="Text_20_body" style:list-style-name="L4">
      <style:paragraph-properties fo:margin-top="0in" fo:margin-bottom="0in" style:contextual-spacing="false" style:writing-mode="lr-tb"/>
    </style:style>
    <style:style style:name="P9" style:family="paragraph" style:parent-style-name="Text_20_body" style:list-style-name="L4">
      <style:paragraph-properties style:writing-mode="lr-tb"/>
    </style:style>
    <style:style style:name="P10" style:family="paragraph" style:parent-style-name="Text_20_body" style:list-style-name="L5">
      <style:paragraph-properties fo:margin-top="0in" fo:margin-bottom="0in" style:contextual-spacing="false" style:writing-mode="lr-tb"/>
    </style:style>
    <style:style style:name="P11" style:family="paragraph" style:parent-style-name="Text_20_body" style:list-style-name="L5">
      <style:paragraph-properties style:writing-mode="lr-tb"/>
    </style:style>
    <style:style style:name="P12" style:family="paragraph" style:parent-style-name="Text_20_body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6">
      <style:paragraph-properties fo:margin-top="0in" fo:margin-bottom="0in" style:contextual-spacing="false" style:writing-mode="lr-tb"/>
    </style:style>
    <style:style style:name="P14" style:family="paragraph" style:parent-style-name="Text_20_body" style:list-style-name="L6">
      <style:paragraph-properties style:writing-mode="lr-tb"/>
    </style:style>
    <style:style style:name="P15" style:family="paragraph" style:parent-style-name="Text_20_body" style:list-style-name="L7">
      <style:paragraph-properties fo:margin-top="0in" fo:margin-bottom="0in" style:contextual-spacing="false" style:writing-mode="lr-tb"/>
    </style:style>
    <style:style style:name="P16" style:family="paragraph" style:parent-style-name="Text_20_body" style:list-style-name="L7">
      <style:paragraph-properties style:writing-mode="lr-tb"/>
    </style:style>
    <style:style style:name="P17" style:family="paragraph" style:parent-style-name="Text_20_body" style:list-style-name="L8">
      <style:paragraph-properties fo:margin-top="0in" fo:margin-bottom="0in" style:contextual-spacing="false" style:writing-mode="lr-tb"/>
    </style:style>
    <style:style style:name="P18" style:family="paragraph" style:parent-style-name="Text_20_body" style:list-style-name="L8">
      <style:paragraph-properties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ding Assignment: Tree Traversal for Parenthesized Math Expressions</text:h>
      <text:h text:style-name="P1" text:outline-level="4">Objective:</text:h>
      <text:p text:style-name="P2">In this assignment, you will implement tree traversal algorithms in a generic format to convert fully parenthesized inorder mathematical expressions into their equivalent pre-order and post-order expressions.</text:p>
      <text:h text:style-name="P1" text:outline-level="4">Problem Description:</text:h>
      <text:p text:style-name="P2">Given a fully parenthesized mathematical expression in inorder format (e.g., <text:span text:style-name="Source_20_Text">((A+B)*(C-D))</text:span>), the goal is to:</text:p>
      <text:list text:style-name="L1">
        <text:list-item>
          <text:p text:style-name="P3">Parse the expression into a binary tree. </text:p>
        </text:list-item>
        <text:list-item>
          <text:p text:style-name="P3">Implement and use tree traversal algorithms to: </text:p>
          <text:list>
            <text:list-item>
              <text:p text:style-name="P3">Output the <text:span text:style-name="Strong_20_Emphasis">pre-order</text:span> representation. </text:p>
            </text:list-item>
            <text:list-item>
              <text:p text:style-name="P4">Output the <text:span text:style-name="Strong_20_Emphasis">post-order</text:span> representation. </text:p>
            </text:list-item>
          </text:list>
        </text:list-item>
      </text:list>
      <text:h text:style-name="P1" text:outline-level="4">Steps:</text:h>
      <text:list text:style-name="L2">
        <text:list-item>
          <text:p text:style-name="P5"><text:span text:style-name="Strong_20_Emphasis">Parse the Expression:</text:span></text:p>
          <text:list>
            <text:list-item>
              <text:p text:style-name="P6">Implement a method to read a fully parenthesized inorder expression and construct a binary tree, where each node represents an operand (e.g., <text:span text:style-name="Source_20_Text">A</text:span>, <text:span text:style-name="Source_20_Text">B</text:span>) or an operator (e.g., <text:span text:style-name="Source_20_Text">+</text:span>, <text:span text:style-name="Source_20_Text">-</text:span>, <text:span text:style-name="Source_20_Text">*</text:span>, <text:span text:style-name="Source_20_Text">/</text:span>). </text:p>
            </text:list-item>
          </text:list>
        </text:list-item>
        <text:list-item>
          <text:p text:style-name="P5"><text:span text:style-name="Strong_20_Emphasis">Implement Traversals:</text:span></text:p>
          <text:list>
            <text:list-item>
              <text:p text:style-name="P6"><text:span text:style-name="Strong_20_Emphasis">Pre-order Traversal (Prefix):</text:span> Visit the root node, then traverse the left subtree, followed by the right subtree. </text:p>
            </text:list-item>
            <text:list-item>
              <text:p text:style-name="P6"><text:span text:style-name="Strong_20_Emphasis">In-order Traversal (Already Given):</text:span> Traversal order will be implicit in the input (i.e., the given fully parenthesized expression). </text:p>
            </text:list-item>
            <text:list-item>
              <text:p text:style-name="P6"><text:span text:style-name="Strong_20_Emphasis">Post-order Traversal (Postfix):</text:span> Traverse the left subtree, then the right subtree, and visit the root node at the end. </text:p>
            </text:list-item>
          </text:list>
        </text:list-item>
        <text:list-item>
          <text:p text:style-name="P5"><text:span text:style-name="Strong_20_Emphasis">Generic Implementation:</text:span></text:p>
          <text:list>
            <text:list-item>
              <text:p text:style-name="P5">Your implementation should be in a generic format that can handle any valid arithmetic expression using any operand type (you can assume character or string operands for simplicity). </text:p>
            </text:list-item>
          </text:list>
        </text:list-item>
      </text:list>
      <text:h text:style-name="P1" text:outline-level="4">Input:</text:h>
      <text:list text:style-name="L3">
        <text:list-item>
          <text:p text:style-name="P7">A fully parenthesized inorder expression, e.g., <text:span text:style-name="Source_20_Text">((A+B)*(C-D))</text:span>. </text:p>
        </text:list-item>
      </text:list>
      <text:h text:style-name="P1" text:outline-level="4">Output:</text:h>
      <text:list text:style-name="L4">
        <text:list-item>
          <text:p text:style-name="P8">The <text:span text:style-name="Strong_20_Emphasis">pre-order</text:span> expression: <text:span text:style-name="Source_20_Text">* + A B - C D</text:span> </text:p>
        </text:list-item>
        <text:list-item>
          <text:p text:style-name="P9">The <text:span text:style-name="Strong_20_Emphasis">post-order</text:span> expression: <text:span text:style-name="Source_20_Text">A B + C D - *</text:span> </text:p>
        </text:list-item>
      </text:list>
      <text:h text:style-name="P1" text:outline-level="4"><text:soft-page-break/>Requirements:</text:h>
      <text:list text:style-name="L5">
        <text:list-item>
          <text:p text:style-name="P10">Use classes and generic types to define the structure of the tree. </text:p>
        </text:list-item>
        <text:list-item>
          <text:p text:style-name="P10">Implement methods for: </text:p>
          <text:list>
            <text:list-item>
              <text:p text:style-name="P10">Building the tree from a fully parenthesized expression. </text:p>
            </text:list-item>
            <text:list-item>
              <text:p text:style-name="P11">Traversing the tree in pre-order and post-order formats. </text:p>
            </text:list-item>
          </text:list>
        </text:list-item>
      </text:list>
      <text:h text:style-name="P1" text:outline-level="4">Example:</text:h>
      <text:p text:style-name="P2"><text:span text:style-name="Strong_20_Emphasis">Input:</text:span></text:p>
      <text:p text:style-name="P12"><text:span text:style-name="Source_20_Text">((A+B)*(C-D)) </text:span></text:p>
      <text:p text:style-name="P2"><text:span text:style-name="Strong_20_Emphasis">Output:</text:span></text:p>
      <text:list text:style-name="L6">
        <text:list-item>
          <text:p text:style-name="P13">Pre-order: <text:span text:style-name="Source_20_Text">* + A B - C D</text:span> </text:p>
        </text:list-item>
        <text:list-item>
          <text:p text:style-name="P14">Post-order: <text:span text:style-name="Source_20_Text">A B + C D - *</text:span> </text:p>
        </text:list-item>
      </text:list>
      <text:h text:style-name="P1" text:outline-level="4">Guidelines:</text:h>
      <text:list text:style-name="L7">
        <text:list-item>
          <text:p text:style-name="P15"><text:span text:style-name="Strong_20_Emphasis">Tree Node Class</text:span>: Define a generic <text:span text:style-name="Source_20_Text">TreeNode&lt;T&gt;</text:span> class to represent the nodes of the tree. </text:p>
        </text:list-item>
        <text:list-item>
          <text:p text:style-name="P15"><text:span text:style-name="Strong_20_Emphasis">Tree Construction</text:span>: Write a function that builds the tree from the input expression. </text:p>
        </text:list-item>
        <text:list-item>
          <text:p text:style-name="P15"><text:span text:style-name="Strong_20_Emphasis">Second option to implement:</text:span> Use Queue/Stacks instead of Tree to convert the orders </text:p>
        </text:list-item>
        <text:list-item>
          <text:p text:style-name="P15"><text:span text:style-name="Strong_20_Emphasis">Traversals</text:span>: Implement recursive functions for pre-order and post-order traversals. </text:p>
        </text:list-item>
        <text:list-item>
          <text:p text:style-name="P15"><text:span text:style-name="Strong_20_Emphasis">Assumptions</text:span>: Assume the input is always a valid fully parenthesized expression with valid operands and operators. </text:p>
        </text:list-item>
        <text:list-item>
          <text:p text:style-name="P16"><text:span text:style-name="Strong_20_Emphasis">Error Handling</text:span>: Consider edge cases such as empty expressions or malformed expressions (optional). </text:p>
        </text:list-item>
      </text:list>
      <text:h text:style-name="P1" text:outline-level="4">Submission:</text:h>
      <text:list text:style-name="L8">
        <text:list-item>
          <text:p text:style-name="P17">Submit your code with comments explaining key parts of your implementation. </text:p>
        </text:list-item>
        <text:list-item>
          <text:p text:style-name="P17">Test your program with at least three different fully parenthesized expressions and provide the corresponding outputs with submitting the screenshots. </text:p>
        </text:list-item>
        <text:list-item>
          <text:p text:style-name="P18">Submit learning report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0:56:14.343044500</meta:creation-date>
    <dc:date>2026-04-02T10:56:24.395732600</dc:date>
    <meta:editing-duration>PT10S</meta:editing-duration>
    <meta:editing-cycles>1</meta:editing-cycles>
    <meta:document-statistic meta:table-count="0" meta:image-count="0" meta:object-count="0" meta:page-count="2" meta:paragraph-count="45" meta:word-count="423" meta:character-count="2707" meta:non-whitespace-character-count="2331"/>
    <meta:generator>LibreOffice/26.2.2.2$Windows_X86_64 LibreOffice_project/1f77d10d6938fd34972958f64b2bcfa54f8b1ba5</meta:generator>
  </office:meta>
</office:document-meta>
</file>